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3785"/>
    </style:style>
    <style:style style:name="P2" style:family="paragraph" style:parent-style-name="Standard">
      <style:text-properties officeooo:rsid="000727c8" officeooo:paragraph-rsid="000727c8"/>
    </style:style>
    <style:style style:name="T1" style:family="text">
      <style:text-properties officeooo:rsid="0001c08e"/>
    </style:style>
    <style:style style:name="T2" style:family="text">
      <style:text-properties officeooo:rsid="00043ea0"/>
    </style:style>
    <style:style style:name="T3" style:family="text">
      <style:text-properties officeooo:rsid="0004bdec"/>
    </style:style>
    <style:style style:name="T4" style:family="text">
      <style:text-properties fo:color="#005cc5" style:font-name="SFMono-Regular" fo:font-size="15pt" style:font-size-asian="15pt" style:font-size-complex="15pt"/>
    </style:style>
    <style:style style:name="T5" style:family="text">
      <style:text-properties fo:color="#d73a49" style:font-name="SFMono-Regular" fo:font-size="15pt" style:font-size-asian="15pt" style:font-size-complex="15pt"/>
    </style:style>
    <style:style style:name="T6" style:family="text">
      <style:text-properties fo:color="#24292e" style:font-name="SFMono-Regular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Node.js ist ein Runtime Environment in der der javacode durch die v8-engine ausgeführt wird.</text:span></text:p>
      <text:p text:style-name="Standard">→<text:span text:style-name="T1"> Dabei stellt Node.js Funktionen zur Verfügung, die in c++ geschrieben sind, die bspw. Das <text:tab/>Lesen vom Dateisystem oder erstellen eines HTTP-Servers bewerkstelligen.</text:span></text:p>
      <text:p text:style-name="Standard"><text:tab/>→<text:span text:style-name="T1"> fs.readFile ist eine Funktion, geschrieben in c++, die das Lesen von Dateien ermöglicht.</text:span></text:p>
      <text:p text:style-name="Standard">→<text:span text:style-name="T2"> V8 übersetzt JS Werte in C++ Werte die den libuv Threads übergeben werden können. </text:span></text:p>
      <text:p text:style-name="Standard"><text:tab/><text:span text:style-name="T2">Anschließend übersetzt V8 C++ Werte in JS Werte damit JS mit den zurückgegebenen </text:span></text:p>
      <text:p text:style-name="Standard"><text:tab/><text:span text:style-name="T2">Werten weiter rechnen kann. <text:tab/></text:span></text:p>
      <text:p text:style-name="Standard">→<text:span text:style-name="T3"> Den Thread-Pool von libuv erweitern:</text:span></text:p>
      <text:p text:style-name="P2"><text:tab/><text:span text:style-name="T4">process</text:span><text:span text:style-name="T6">.env.</text:span><text:span text:style-name="T4">UV_THREADPOOL_SIZE</text:span><text:span text:style-name="T5">=</text:span><text:span text:style-name="T4">5</text:span><text:span text:style-name="T6">;</text:span></text:p>
      <text:p text:style-name="P2">→ Führt man im main-stack eine Berechnung aus die lange dauert, können während der berechnung</text:p>
      <text:p text:style-name="P2"><text:tab/>keine weitere Server-Anfragen gemacht werden, da der Stack mit der berechnung</text:p>
      <text:p text:style-name="P2"><text:tab/>beschäftigt ist, er ist also blockiert.</text:p>
      <text:p text:style-name="P2"><text:tab/>→ Beispiel:</text:p>
      <text:p text:style-name="P2"><text:tab/><text:tab/>router.get('/', function(req, res, next) {</text:p>
      <text:p text:style-name="P2"><text:tab/><text:tab/><text:tab/>for(let i=0; i&lt;1000000; i++){</text:p>
      <text:p text:style-name="P2"><text:tab/><text:tab/><text:tab/>console.log("for loop. ");</text:p>
      <text:p text:style-name="P2"><text:tab/><text:tab/><text:tab/>}</text:p>
      <text:p text:style-name="P2"><text:tab/><text:tab/>}</text:p>
      <text:p text:style-name="P2"/>
      <text:p text:style-name="P2"/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6:29:44.998901330</meta:creation-date>
    <dc:date>2019-12-24T10:53:31.355415024</dc:date>
    <meta:editing-duration>PT30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39" meta:character-count="953" meta:non-whitespace-character-count="806"/>
  </office:meta>
</office:document-meta>
</file>